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T Serif" svg:font-family="'PT Serif'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4.572cm" style:rel-column-width="2592*"/>
    </style:style>
    <style:style style:name="Таблица1.B" style:family="table-column">
      <style:table-column-properties style:column-width="13.428cm" style:rel-column-width="761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4.572cm" style:rel-column-width="2592*"/>
    </style:style>
    <style:style style:name="Таблица3.B" style:family="table-column">
      <style:table-column-properties style:column-width="13.428cm" style:rel-column-width="761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572cm" style:rel-column-width="2592*"/>
    </style:style>
    <style:style style:name="Таблица4.B" style:family="table-column">
      <style:table-column-properties style:column-width="13.428cm" style:rel-column-width="761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style:font-name="PT Serif" fo:font-size="12pt" officeooo:rsid="0084a1dd" officeooo:paragraph-rsid="0084a1dd" style:font-size-asian="12pt" style:font-size-complex="12pt"/>
    </style:style>
    <style:style style:name="P7" style:family="paragraph" style:parent-style-name="First_20_line_20_indent">
      <style:text-properties style:font-name="PT Serif" fo:font-size="12pt" officeooo:rsid="0084a1dd" officeooo:paragraph-rsid="0084a1dd" style:font-size-asian="12pt" style:font-size-complex="12pt"/>
    </style:style>
    <style:style style:name="P8" style:family="paragraph" style:parent-style-name="First_20_line_20_indent">
      <style:text-properties style:font-name="PT Serif" fo:font-size="12pt" officeooo:rsid="0084a1dd" officeooo:paragraph-rsid="00855c72" style:font-size-asian="12pt" style:font-size-complex="12pt"/>
    </style:style>
    <style:style style:name="P9" style:family="paragraph" style:parent-style-name="First_20_line_20_indent" style:master-page-name="First_20_Page">
      <style:paragraph-properties style:page-number="auto"/>
      <style:text-properties style:font-name="PT Serif" fo:font-size="12pt" officeooo:rsid="0084a1dd" officeooo:paragraph-rsid="00855c72" style:font-size-asian="12pt" style:font-size-complex="12pt"/>
    </style:style>
    <style:style style:name="P10" style:family="paragraph" style:parent-style-name="Footer_20_left" style:master-page-name="Обратная_20_сторона">
      <style:paragraph-properties style:page-number="auto"/>
    </style:style>
    <style:style style:name="P11" style:family="paragraph" style:parent-style-name="Table_20_Contents">
      <style:text-properties style:font-name="PT Serif" fo:font-size="12pt" fo:font-weight="bold" officeooo:rsid="0084a1dd" officeooo:paragraph-rsid="0084a1d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PT Serif" fo:font-size="12pt" fo:font-weight="bold" officeooo:rsid="0084a1dd" officeooo:paragraph-rsid="00855c7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T Serif" fo:font-size="12pt" officeooo:rsid="0084a1dd" officeooo:paragraph-rsid="0084a1d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PT Serif" fo:font-size="12pt" officeooo:rsid="0084a1dd" officeooo:paragraph-rsid="00855c72" style:font-size-asian="12pt" style:font-size-complex="12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PT Serif" fo:font-size="12pt" officeooo:rsid="00855c72" officeooo:paragraph-rsid="00855c72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PT Serif" fo:font-size="12pt" officeooo:rsid="00855c72" officeooo:paragraph-rsid="00855c72" style:font-size-asian="12pt" style:font-size-complex="12pt"/>
    </style:style>
    <style:style style:name="T1" style:family="text">
      <style:text-properties officeooo:rsid="005ffed0"/>
    </style:style>
    <style:style style:name="T2" style:family="text">
      <style:text-properties officeooo:rsid="00855c72"/>
    </style:style>
    <style:style style:name="T3" style:family="text">
      <style:text-properties officeooo:rsid="00866deb"/>
    </style:style>
    <style:style style:name="T4" style:family="text">
      <style:text-properties officeooo:rsid="008742fe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ст-кейс 1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Атрибуты:</text:p>
          </table:table-cell>
          <table:table-cell table:style-name="Таблица1.B1" office:value-type="string">
            <text:p text:style-name="P11">Значения:</text:p>
          </table:table-cell>
        </table:table-row>
        <table:table-row>
          <table:table-cell table:style-name="Таблица1.A2" office:value-type="string">
            <text:p text:style-name="P13">Идентификатор</text:p>
          </table:table-cell>
          <table:table-cell table:style-name="Таблица1.B2" office:value-type="string">
            <text:p text:style-name="P13">TC_01</text:p>
          </table:table-cell>
        </table:table-row>
        <table:table-row>
          <table:table-cell table:style-name="Таблица1.A2" office:value-type="string">
            <text:p text:style-name="P13">Название</text:p>
          </table:table-cell>
          <table:table-cell table:style-name="Таблица1.B2" office:value-type="string">
            <text:p text:style-name="P13">Удаление игрока</text:p>
          </table:table-cell>
        </table:table-row>
        <table:table-row>
          <table:table-cell table:style-name="Таблица1.A2" office:value-type="string">
            <text:p text:style-name="P13">Описание</text:p>
          </table:table-cell>
          <table:table-cell table:style-name="Таблица1.B2" office:value-type="string">
            <text:p text:style-name="P13">Проверка функции «удаление игрока».</text:p>
          </table:table-cell>
        </table:table-row>
        <table:table-row>
          <table:table-cell table:style-name="Таблица1.A2" office:value-type="string">
            <text:p text:style-name="P13">Предусловие</text:p>
          </table:table-cell>
          <table:table-cell table:style-name="Таблица1.B2" office:value-type="string">
            <text:p text:style-name="P13">Открыто главное окно программы.</text:p>
          </table:table-cell>
        </table:table-row>
        <table:table-row>
          <table:table-cell table:style-name="Таблица1.A2" office:value-type="string">
            <text:p text:style-name="P13">Шаги</text:p>
          </table:table-cell>
          <table:table-cell table:style-name="Таблица1.B2" office:value-type="string">
            <text:list xml:id="list353834216" text:style-name="L1">
              <text:list-item>
                <text:p text:style-name="P15">Выбрать левой кнопкой мыши в таблице строку, которую нужно будет удалить.</text:p>
              </text:list-item>
              <text:list-item>
                <text:p text:style-name="P15">Нажать кнопку «Удалить».</text:p>
              </text:list-item>
              <text:list-item>
                <text:p text:style-name="P15">Подтвердить удаление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3">Ожидаемый результат</text:p>
          </table:table-cell>
          <table:table-cell table:style-name="Таблица1.B2" office:value-type="string">
            <text:p text:style-name="P16">Выбранная строка удалена.</text:p>
          </table:table-cell>
        </table:table-row>
        <table:table-row>
          <table:table-cell table:style-name="Таблица1.A2" office:value-type="string">
            <text:p text:style-name="P13">Фактический результат</text:p>
          </table:table-cell>
          <table:table-cell table:style-name="Таблица1.B2" office:value-type="string">
            <text:p text:style-name="P16">Выбранная строка удалена.</text:p>
          </table:table-cell>
        </table:table-row>
      </table:table>
      <text:p text:style-name="P8"/>
      <text:p text:style-name="P8">Тест-кейс <text:span text:style-name="T2">2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Атрибуты:</text:p>
          </table:table-cell>
          <table:table-cell table:style-name="Таблица3.B1" office:value-type="string">
            <text:p text:style-name="P12">Значения:</text:p>
          </table:table-cell>
        </table:table-row>
        <table:table-row>
          <table:table-cell table:style-name="Таблица3.A2" office:value-type="string">
            <text:p text:style-name="P14">Идентификатор</text:p>
          </table:table-cell>
          <table:table-cell table:style-name="Таблица3.B2" office:value-type="string">
            <text:p text:style-name="P14">TC_0<text:span text:style-name="T2">2</text:span></text:p>
          </table:table-cell>
        </table:table-row>
        <table:table-row>
          <table:table-cell table:style-name="Таблица3.A2" office:value-type="string">
            <text:p text:style-name="P14">Название</text:p>
          </table:table-cell>
          <table:table-cell table:style-name="Таблица3.B2" office:value-type="string">
            <text:p text:style-name="P14">Удаление игрока</text:p>
          </table:table-cell>
        </table:table-row>
        <table:table-row>
          <table:table-cell table:style-name="Таблица3.A2" office:value-type="string">
            <text:p text:style-name="P14">Описание</text:p>
          </table:table-cell>
          <table:table-cell table:style-name="Таблица3.B2" office:value-type="string">
            <text:p text:style-name="P14">Проверка функции «удаление игрока».</text:p>
          </table:table-cell>
        </table:table-row>
        <table:table-row>
          <table:table-cell table:style-name="Таблица3.A2" office:value-type="string">
            <text:p text:style-name="P14">Предусловие</text:p>
          </table:table-cell>
          <table:table-cell table:style-name="Таблица3.B2" office:value-type="string">
            <text:p text:style-name="P14">Открыто главное окно программы.</text:p>
          </table:table-cell>
        </table:table-row>
        <table:table-row>
          <table:table-cell table:style-name="Таблица3.A2" office:value-type="string">
            <text:p text:style-name="P14">Шаги</text:p>
          </table:table-cell>
          <table:table-cell table:style-name="Таблица3.B2" office:value-type="string">
            <text:list xml:id="list62307910844689" text:continue-list="list353834216" text:style-name="L1">
              <text:list-item text:start-value="1">
                <text:p text:style-name="P15">Нажать правой кнопкой мыши на строку в таблице, которую нужно удалить.</text:p>
              </text:list-item>
              <text:list-item>
                <text:p text:style-name="P15">Подтвердить удаление.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4">Ожидаемый результат</text:p>
          </table:table-cell>
          <table:table-cell table:style-name="Таблица3.B2" office:value-type="string">
            <text:p text:style-name="P16">Выбранная строка удалена.</text:p>
          </table:table-cell>
        </table:table-row>
        <table:table-row>
          <table:table-cell table:style-name="Таблица3.A2" office:value-type="string">
            <text:p text:style-name="P14">Фактический результат</text:p>
          </table:table-cell>
          <table:table-cell table:style-name="Таблица3.B2" office:value-type="string">
            <text:p text:style-name="P16">Выбранная строка удалена.</text:p>
          </table:table-cell>
        </table:table-row>
      </table:table>
      <text:p text:style-name="P9">Тест-кейс <text:span text:style-name="T2">3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2">Атрибуты:</text:p>
          </table:table-cell>
          <table:table-cell table:style-name="Таблица4.B1" office:value-type="string">
            <text:p text:style-name="P12">Значения:</text:p>
          </table:table-cell>
        </table:table-row>
        <table:table-row>
          <table:table-cell table:style-name="Таблица4.A2" office:value-type="string">
            <text:p text:style-name="P14">Идентификатор</text:p>
          </table:table-cell>
          <table:table-cell table:style-name="Таблица4.B2" office:value-type="string">
            <text:p text:style-name="P14">TC_0<text:span text:style-name="T2">3</text:span></text:p>
          </table:table-cell>
        </table:table-row>
        <table:table-row>
          <table:table-cell table:style-name="Таблица4.A2" office:value-type="string">
            <text:p text:style-name="P14">Название</text:p>
          </table:table-cell>
          <table:table-cell table:style-name="Таблица4.B2" office:value-type="string">
            <text:p text:style-name="P14"><text:span text:style-name="T4">Отмена у</text:span>далени<text:span text:style-name="T4">я</text:span> игрока</text:p>
          </table:table-cell>
        </table:table-row>
        <table:table-row>
          <table:table-cell table:style-name="Таблица4.A2" office:value-type="string">
            <text:p text:style-name="P14">Описание</text:p>
          </table:table-cell>
          <table:table-cell table:style-name="Таблица4.B2" office:value-type="string">
            <text:p text:style-name="P14">Проверка <text:span text:style-name="T3">отмены </text:span>функции «удаление игрока».</text:p>
          </table:table-cell>
        </table:table-row>
        <table:table-row>
          <table:table-cell table:style-name="Таблица4.A2" office:value-type="string">
            <text:p text:style-name="P14">Предусловие</text:p>
          </table:table-cell>
          <table:table-cell table:style-name="Таблица4.B2" office:value-type="string">
            <text:p text:style-name="P14">Открыто главное окно программы.</text:p>
          </table:table-cell>
        </table:table-row>
        <table:table-row>
          <table:table-cell table:style-name="Таблица4.A2" office:value-type="string">
            <text:p text:style-name="P14">Шаги</text:p>
          </table:table-cell>
          <table:table-cell table:style-name="Таблица4.B2" office:value-type="string">
            <text:list text:continue-list="list62307910844689" text:style-name="L1">
              <text:list-item text:start-value="1">
                <text:p text:style-name="P15">Выбрать левой кнопкой мыши в таблице строку, которую нужно будет удалить.</text:p>
              </text:list-item>
              <text:list-item>
                <text:p text:style-name="P15">Нажать кнопку «Удалить».</text:p>
              </text:list-item>
              <text:list-item>
                <text:p text:style-name="P15">Отменить удаление.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4">Ожидаемый результат</text:p>
          </table:table-cell>
          <table:table-cell table:style-name="Таблица4.B2" office:value-type="string">
            <text:p text:style-name="P16">Строка не удаляется, программа не вылетает.</text:p>
          </table:table-cell>
        </table:table-row>
        <table:table-row>
          <table:table-cell table:style-name="Таблица4.A2" office:value-type="string">
            <text:p text:style-name="P14">Фактический результат</text:p>
          </table:table-cell>
          <table:table-cell table:style-name="Таблица4.B2" office:value-type="string">
            <text:p text:style-name="P16">Строка не удалилась, программа вылетела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T Serif" svg:font-family="'PT Serif'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6:13:11.181288148</meta:creation-date>
    <dc:title>Default</dc:title>
    <meta:editing-cycles>6</meta:editing-cycles>
    <meta:editing-duration>PT9M47S</meta:editing-duration>
    <meta:generator>LibreOffice/7.5.6.2$Linux_X86_64 LibreOffice_project/50$Build-2</meta:generator>
    <dc:date>2024-04-15T06:23:06.587313817</dc:date>
    <meta:document-statistic meta:table-count="4" meta:image-count="0" meta:object-count="0" meta:page-count="2" meta:paragraph-count="66" meta:word-count="173" meta:character-count="1223" meta:non-whitespace-character-count="1124"/>
  </office:meta>
</office:document-meta>
</file>